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draw:fill="gradient" draw:fill-color="#e6e6ff" draw:fill-gradient-name="Gradient_20_9" draw:textarea-horizontal-align="right" draw:textarea-vertical-align="top" draw:auto-grow-height="false" draw:shadow="hidden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padding-top="0.1cm" fo:padding-bottom="0.1cm" fo:padding-left="0cm" fo:padding-right="0cm" fo:wrap-option="wrap" draw:shadow="visible" draw:shadow-offset-x="0.1cm" draw:shadow-offset-y="0.1cm" draw:shadow-color="#666666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end" fo:text-indent="0cm"/>
      <style:text-properties fo:font-size="14pt" style:font-size-asian="18pt" style:font-size-complex="1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style:use-window-font-color="true" fo:font-size="8pt" fo:font-weight="bold" style:font-size-asian="18pt" style:font-size-complex="18pt"/>
    </style:style>
    <style:style style:name="P5" style:family="paragraph">
      <style:paragraph-properties fo:margin-left="0cm" fo:margin-right="0cm" fo:text-align="center" fo:text-indent="0cm">
        <style:tab-stops/>
      </style:paragraph-properties>
    </style:style>
    <style:style style:name="P6" style:family="paragraph">
      <style:paragraph-properties fo:margin-left="0cm" fo:margin-right="0cm" fo:text-align="center" fo:text-indent="0cm">
        <style:tab-stops/>
      </style:paragraph-properties>
      <style:text-properties style:use-window-font-color="true" fo:font-size="8pt" fo:font-weight="bold" style:font-size-asian="18pt" style:font-size-complex="18pt"/>
    </style:style>
    <style:style style:name="P7" style:family="paragraph">
      <style:paragraph-properties fo:margin-left="0cm" fo:margin-right="0cm" fo:text-align="center" fo:text-indent="0cm"/>
      <style:text-properties fo:color="#ffffff" fo:font-size="8pt" fo:font-weight="bold" style:font-size-asian="18pt" style:font-size-complex="18pt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style:use-window-font-color="true" fo:font-size="8pt" fo:font-weight="bold" style:font-size-asian="18pt" style:font-size-complex="18pt"/>
    </style:style>
    <style:style style:name="T4" style:family="text">
      <style:text-properties style:use-window-font-color="true" fo:font-size="8pt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11.465cm" svg:height="7.25cm" draw:transform="rotate (1.5707963267946) translate (0cm 11.465cm)">
          <draw:glue-point draw:id="4" svg:x="4.347cm" svg:y="-0.422cm"/>
          <text:p text:style-name="P1"><text:span text:style-name="T1">ISOBUS</text:span><text:span text:style-name="T2"> (ISO 11783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90.4939075434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4" draw:layer="layout" svg:width="5.5cm" svg:height="0.5cm" svg:x="1cm" svg:y="6.5cm">
            <text:p text:style-name="P3"><text:span text:style-name="T3">Part 6: </text:span><text:span text:style-name="T4">Virtual termina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5.5cm" svg:height="0.5cm" svg:x="1cm" svg:y="3cm">
            <text:p text:style-name="P3"><text:span text:style-name="T3">Part 10: </text:span><text:span text:style-name="T4">Task Control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5.5cm" svg:height="0.5cm" svg:x="1cm" svg:y="8.75cm">
            <text:p text:style-name="P3"><text:span text:style-name="T3">Part 3: </text:span><text:span text:style-name="T4">Data link lay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5.5cm" svg:height="1cm" svg:x="1cm" svg:y="1.75cm">
            <text:p text:style-name="P3"><text:span text:style-name="T3">Part 11: </text:span><text:span text:style-name="T4">Mobile data element dictiona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5.5cm" svg:height="0.5cm" svg:x="1cm" svg:y="1cm">
            <text:p text:style-name="P3"><text:span text:style-name="T3">Part 12: </text:span><text:span text:style-name="T4">Diagnost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5.5cm" svg:height="0.5cm" svg:x="1cm" svg:y="0.25cm">
            <text:p text:style-name="P3"><text:span text:style-name="T3">Part 13:</text:span><text:span text:style-name="T4"> File Serv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5.5cm" svg:height="0.5cm" svg:x="1cm" svg:y="3.75cm">
            <text:p text:style-name="P3"><text:span text:style-name="T3">Part 9: </text:span><text:span text:style-name="T4">Tractor EC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5.5cm" svg:height="0.5cm" svg:x="1cm" svg:y="4.5cm">
            <text:p text:style-name="P3"><text:span text:style-name="T3">Part 8: </text:span><text:span text:style-name="T4">Power train messa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draw:layer="layout" svg:width="5.5cm" svg:height="1cm" svg:x="1cm" svg:y="5.25cm">
            <text:p text:style-name="P5"><text:span text:style-name="T3">Part 7: </text:span><text:span text:style-name="T4">Implement messages application lay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7" draw:layer="layout" svg:width="5.5cm" svg:height="0.5cm" svg:x="1cm" svg:y="7.25cm">
            <draw:glue-point draw:id="4" svg:x="4.03cm" svg:y="5cm"/>
            <text:p text:style-name="P3"><text:span text:style-name="T3">Part 5: </text:span><text:span text:style-name="T4">Network manage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5.5cm" svg:height="0.5cm" svg:x="1cm" svg:y="8cm">
            <text:p text:style-name="P3"><text:span text:style-name="T3">Part 4: </text:span><text:span text:style-name="T4">Network lay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5.5cm" svg:height="0.5cm" svg:x="1cm" svg:y="9.5cm">
            <text:p text:style-name="P3"><text:span text:style-name="T3">Part 2: </text:span><text:span text:style-name="T4">Physical lay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5.5cm" svg:height="1cm" svg:x="1cm" svg:y="10.25cm">
            <text:p text:style-name="P3"><text:span text:style-name="T3">Part 1: </text:span><text:span text:style-name="T4">General standard for mobile data communic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180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de" style:country-asian="DE" style:font-family-complex="'Bitstream Vera Sans'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27cm" fo:page-height="11.5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5$Build-9350</meta:generator>
    <meta:creation-date>2007-11-29T10:38:39</meta:creation-date>
    <dc:date>2008-11-18T08:25:40.12</dc:date>
    <dc:language>de-DE</dc:language>
    <meta:editing-cycles>19</meta:editing-cycles>
    <meta:editing-duration>PT05H33M41S</meta:editing-duration>
    <dc:creator>Florian Mücke</dc:creator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